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d3d" officeooo:paragraph-rsid="00046d3d"/>
    </style:style>
    <style:style style:name="P2" style:family="paragraph" style:parent-style-name="Standard">
      <style:text-properties officeooo:rsid="00046d3d" officeooo:paragraph-rsid="00046d3d"/>
    </style:style>
    <style:style style:name="P3" style:family="paragraph" style:parent-style-name="Standard">
      <style:text-properties officeooo:paragraph-rsid="00046d3d"/>
    </style:style>
    <style:style style:name="T1" style:family="text">
      <style:text-properties officeooo:rsid="0005dd12"/>
    </style:style>
    <style:style style:name="T2" style:family="text">
      <style:text-properties officeooo:rsid="00076e9c"/>
    </style:style>
    <style:style style:name="T3" style:family="text">
      <style:text-properties officeooo:rsid="000922c6"/>
    </style:style>
    <style:style style:name="T4" style:family="text">
      <style:text-properties officeooo:rsid="00046d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adas:</text:p>
      <text:p text:style-name="P1"/>
      <text:p text:style-name="P1">-<text:span text:style-name="T2">Identificadores génicos y proteicos de efectores bacterianos.</text:span></text:p>
      <text:p text:style-name="P1">-Valores de interacción entre proteína del organismo y efector bacteriano en forma de logfoldchange2 y valor p posteriores a análisis con deseq2. O, en su defecto, valores de RNA seq posterior a exposición a efectores bacterianos.</text:p>
      <text:p text:style-name="P3"><text:span text:style-name="T4">-Identificadores de genes de las proteínas de</text:span><text:span text:style-name="T3">l hospedero </text:span><text:span text:style-name="T4">para obtener ec </text:span><text:span text:style-name="T3">o ec directamente</text:span><text:span text:style-name="T4">. </text:span></text:p>
      <text:p text:style-name="P1">-<text:span text:style-name="T1">Redes metabólicas de base para armar la red específica (Probablemente, parecido a cytoscape).</text:span></text:p>
      <text:p text:style-name="P1">-<text:span text:style-name="T1">Peso de cada enzima dentro de su ruta. </text:span></text:p>
      <text:p text:style-name="P1">-<text:span text:style-name="T1">Alguna medida para conocer en qué medida afectan los efectores a las enzimas. </text:span></text:p>
      <text:p text:style-name="P1"/>
      <text:p text:style-name="P1">Salidas:</text:p>
      <text:p text:style-name="P1"/>
      <text:p text:style-name="P1">-Red metabólica con las probabilidades de afectación de cada una de las rutas involucradas, según enzimas afectadas.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1T15:22:33.792164413</meta:creation-date>
    <meta:generator>LibreOffice/6.4.3.2$Linux_X86_64 LibreOffice_project/40$Build-2</meta:generator>
    <dc:date>2020-06-22T17:28:49.383838474</dc:date>
    <meta:editing-duration>PT10M57S</meta:editing-duration>
    <meta:editing-cycles>4</meta:editing-cycles>
    <meta:document-statistic meta:table-count="0" meta:image-count="0" meta:object-count="0" meta:page-count="1" meta:paragraph-count="9" meta:word-count="110" meta:character-count="731" meta:non-whitespace-character-count="626"/>
  </office:meta>
</office:document-meta>
</file>